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43.07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71mm"/>
    </style:style>
    <style:style style:name="ro1" style:family="table-row">
      <style:table-row-properties style:row-height="26.18mm" fo:break-before="auto" style:use-optimal-row-height="fals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20.67mm" fo:break-before="auto" style:use-optimal-row-height="false"/>
    </style:style>
    <style:style style:name="ro6" style:family="table-row">
      <style:table-row-properties style:row-height="31.0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  <style:text-properties style:text-position="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12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LRCUD</text:p>
          </table:table-cell>
          <table:table-cell table:style-name="ce7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>
            <text:p>Site User</text:p>
          </table:table-cell>
          <table:table-cell table:style-name="ce4" office:value-type="string" calcext:value-type="string">
            <text:p>Предопределённая роль, которая даёт право создавать контент и проходить опросы САЙТА</text:p>
          </table:table-cell>
          <table:table-cell table:number-columns-repeated="15" table:style-name="ce7" office:value-type="string" calcext:value-type="string">
            <text:p>O</text:p>
          </table:table-cell>
          <table:table-cell table:number-columns-repeated="1007"/>
        </table:table-row>
        <table:table-row table:style-name="ro6">
          <table:table-cell table:style-name="ce2" office:value-type="string" calcext:value-type="string">
            <text:p>Testee</text:p>
          </table:table-cell>
          <table:table-cell table:style-name="ce4" office:value-type="string" calcext:value-type="string">
            <text:p>Предопределённая роль, которая даёт право проходить назначенные опросы. Этой ролью могут обладать только Пользователи Клиента.</text:p>
          </table:table-cell>
          <table:table-cell table:number-columns-repeated="15" table:style-name="ce7" office:value-type="string" calcext:value-type="string">
            <text:p>T</text:p>
          </table:table-cell>
          <table:table-cell table:number-columns-repeated="1007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egend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7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7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конкретного объекта</text:p>
          </table:table-cell>
        </table:table-row>
        <table:table-row table:style-name="ro7">
          <table:table-cell/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View</text:p>
          </table:table-cell>
          <table:table-cell table:style-name="ce10" office:value-type="string" calcext:value-type="string">
            <text:p>Все просмотры: V = L+R</text:p>
          </table:table-cell>
        </table:table-row>
        <table:table-row table:style-name="ro7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7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7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7">
          <table:table-cell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A = V+CUD</text:p>
          </table:table-cell>
        </table:table-row>
        <table:table-row table:style-name="ro7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7">
          <table:table-cell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Full</text:p>
          </table:table-cell>
          <table:table-cell table:style-name="ce10" office:value-type="string" calcext:value-type="string">
            <text:p>Полные права: F = A+M</text:p>
          </table:table-cell>
        </table:table-row>
        <table:table-row table:style-name="ro7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wner</text:p>
          </table:table-cell>
          <table:table-cell table:style-name="ce15" office:value-type="string" calcext:value-type="string">
            <text:p>Создание СВОЕГО персонального контента</text:p>
          </table:table-cell>
        </table:table-row>
        <table:table-row table:style-name="ro7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estee</text:p>
          </table:table-cell>
          <table:table-cell office:value-type="string" calcext:value-type="string">
            <text:p>Прохождение наначенных опросов</text:p>
          </table:table-cell>
        </table:table-row>
      </table:table>
      <table:named-expressions/>
      <table:database-ranges>
        <table:database-range table:name="__Anonymous_Sheet_DB__0" table:target-range-address="Matrix.A1:Matrix.Q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23:28:32.577631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8-31T23:29:56.954462744</dc:date>
    <meta:editing-duration>PT1H13M57S</meta:editing-duration>
    <meta:editing-cycles>9</meta:editing-cycles>
    <meta:generator>LibreOffice/5.1.6.2$Linux_X86_64 LibreOffice_project/10m0$Build-2</meta:generator>
    <meta:document-statistic meta:table-count="2" meta:cell-count="178" meta:object-count="0"/>
  </office:meta>
</office:document-meta>
</file>